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nstructions:</text:p>
      <text:p text:style-name="Standard"/>
      <text:p text:style-name="Standard">See bitmap.</text:p>
      <text:p text:style-name="Standard"/>
      <text:p text:style-name="P1">End of practice:</text:p>
      <text:p text:style-name="Standard"/>
      <text:p text:style-name="Standard">Votre temps de réponse moyen était [avg_rt]ms</text:p>
      <text:p text:style-name="Standard">Votre pourcentage correct était [acc]%</text:p>
      <text:p text:style-name="Standard">Appuyez une touche pour commencer l'expérience...</text:p>
      <text:p text:style-name="Standard">Prêt?</text:p>
      <text:p text:style-name="Standard">Fin de la phase pratique</text:p>
      <text:p text:style-name="Standard"/>
      <text:p text:style-name="Standard">Rappelez-vous:</text:p>
      <text:p text:style-name="Standard"/>
      <text:p text:style-name="Standard">- Si l'object appartient à la cuisine: appuyez [correct_kitchen_label]</text:p>
      <text:p text:style-name="Standard">- Si l'object appartient au garage: appuyez [correct_garage_label]</text:p>
      <text:p text:style-name="Standard"/>
      <text:p text:style-name="Standard">Prêt?</text:p>
      <text:p text:style-name="Standard"/>
      <text:p text:style-name="Standard">Appuyez une touche pour continuer...</text:p>
      <text:p text:style-name="Standard"/>
      <text:p text:style-name="P1">Feedback:</text:p>
      <text:p text:style-name="Standard"/>
      <text:p text:style-name="Standard">Fin de bloc [blockNr]/[block_total]</text:p>
      <text:p text:style-name="Standard">Votre temps de réponse moyen était [avg_rt]ms</text:p>
      <text:p text:style-name="Standard">Votre pourcentage correct était [acc]%</text:p>
      <text:p text:style-name="Standard">Essayez d'avoir votre pourcentage correct ci-dessus [cutoff]%</text:p>
      <text:p text:style-name="Standard">Vous pouvez prendre une petite pause</text:p>
      <text:p text:style-name="Standard">Appuyez une pour continuer</text:p>
      <text:p text:style-name="Standard"/>
      <text:p text:style-name="Standard"/>
      <text:p text:style-name="P1">At half of the experiment:</text:p>
      <text:p text:style-name="Standard"/>
      <text:p text:style-name="Standard">Tu es à la moitié de l'expérience.</text:p>
      <text:p text:style-name="Standard"/>
      <text:p text:style-name="Standard">Pour les trois derniers blocs, echangez votre règle de réponse. Donc:</text:p>
      <text:p text:style-name="Standard"/>
      <text:p text:style-name="Standard">- Si l'object appartient à la cuisine: appuyez [correct_kitchen_label]</text:p>
      <text:p text:style-name="Standard">- Si l'object appartient au garage: appuyez [correct_garage_label]</text:p>
      <text:p text:style-name="Standard"/>
      <text:p text:style-name="Standard">Prêt?</text:p>
      <text:p text:style-name="Standard"/>
      <text:p text:style-name="Standard">Appuyez une touche pour continuer …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0:41:31</meta:creation-date>
    <meta:generator>LibreOffice/3.5$Linux_X86_64 LibreOffice_project/350m1$Build-2</meta:generator>
    <dc:date>2012-12-14T10:48:15</dc:date>
    <meta:editing-duration>PT4M55S</meta:editing-duration>
    <meta:editing-cycles>7</meta:editing-cycles>
    <meta:document-statistic meta:table-count="0" meta:image-count="0" meta:object-count="0" meta:page-count="1" meta:paragraph-count="27" meta:word-count="136" meta:character-count="952" meta:non-whitespace-character-count="843"/>
  </office:meta>
</office:document-meta>
</file>